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b7b" officeooo:paragraph-rsid="00056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 token</text:p>
      <text:p text:style-name="P1"><text:bookmark-start text:name="__DdeLink__4_2000175336"/>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<text:bookmark-end text:name="__DdeLink__4_200017533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3:02:46.967549621</meta:creation-date>
    <dc:date>2023-05-04T15:54:46.144239190</dc:date>
    <meta:editing-duration>PT48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" meta:character-count="52" meta:non-whitespace-character-count="51"/>
  </office:meta>
</office:document-meta>
</file>